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 style:language-asian="ru" style:country-asian="RU"/>
    </style:style>
    <style:style style:name="T5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T6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7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P8" style:parent-style-name="Normal" style:family="paragraph">
      <style:text-properties fo:language="en" fo:country="US" style:language-asian="ru" style:country-asian="RU"/>
    </style:style>
    <style:style style:name="T9" style:parent-style-name="DefaultParagraphFont" style:family="text">
      <style:text-properties fo:language="en" fo:country="US" style:language-asian="ru" style:country-asian="RU"/>
    </style:style>
    <style:style style:name="P10" style:parent-style-name="Normal" style:family="paragraph">
      <style:text-properties fo:language="en" fo:country="NZ"/>
    </style:style>
    <style:style style:name="P11" style:parent-style-name="Normal" style:family="paragraph">
      <style:text-properties fo:language="en" fo:country="US"/>
    </style:style>
    <style:style style:name="P12" style:parent-style-name="ListParagraph" style:list-style-name="LFO1" style:family="paragraph">
      <style:paragraph-properties fo:margin-bottom="0in" fo:line-height="100%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<text:span text:style-name="T2">&lt;&lt;foreach [in Customers]</text:span><text:span text:style-name="T3">&gt;&gt;</text:span><text:span text:style-name="T4"><text:s/></text:span></text:p>
      <text:p text:style-name="Normal"><text:span text:style-name="T5">&lt;&lt;[Customer</text:span><text:span text:style-name="T6">Name</text:span><text:span text:style-name="T7">]&gt;&gt;</text:span></text:p>
      <text:p text:style-name="P8"/>
      <text:p text:style-name="Normal"><text:span text:style-name="T9">&lt;&lt;/foreach&gt;&gt;</text:span></text:p>
      <text:p text:style-name="P10"/>
      <text:p text:style-name="P11">We provide support for the following products:</text:p>
      <text:list text:style-name="LFO1" text:continue-numbering="true">
        <text:list-item>
          <text:p text:style-name="P12"><text:span text:style-name="T13">&lt;&lt;foreach [in products]&gt;&gt;&lt;&lt;[ProductName]&gt;&gt;</text:span></text:p>
        </text:list-item>
      </text:list>
      <text:p text:style-name="Normal"><text:span text:style-name="T14">&lt;&lt;/foreach&gt;&gt;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Иван</meta:initial-creator>
    <dc:creator>Вячеслав Дерюшев</dc:creator>
    <meta:creation-date>2016-07-12T12:59:00Z</meta:creation-date>
    <dc:date>2021-04-22T07:19:00Z</dc:date>
    <meta:template xlink:href="Normal" xlink:type="simple"/>
    <meta:editing-cycles>3</meta:editing-cycles>
    <meta:editing-duration>PT0S</meta:editing-duration>
    <meta:document-statistic meta:page-count="1" meta:paragraph-count="1" meta:word-count="24" meta:character-count="165" meta:row-count="1" meta:non-whitespace-character-count="142"/>
  </office:meta>
</office:document-meta>
</file>